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1c878" officeooo:paragraph-rsid="0011c878"/>
    </style:style>
    <style:style style:name="P2" style:family="paragraph" style:parent-style-name="Text_20_body">
      <style:paragraph-properties fo:text-align="start" style:justify-single-word="false"/>
      <style:text-properties officeooo:rsid="0011c878" officeooo:paragraph-rsid="0011c878"/>
    </style:style>
    <style:style style:name="P3" style:family="paragraph" style:parent-style-name="Text_20_body">
      <style:paragraph-properties fo:text-align="start" style:justify-single-word="false"/>
      <style:text-properties officeooo:paragraph-rsid="0011c87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c87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 Global Semanas 1-2</text:h>
      <text:p text:style-name="P3"><text:span text:style-name="T2">En nuestra tienda estamos en rebajas. Por cada compra, necesitamos ingresar el precio del producto que estamos vendiendo junto con las unidades que vendemos. A continuación, queremos calcular el total de la compra, el total de la compra con IVA (21%) y aplicarle un descuento del 25% debido a las rebajas. Además, debemos manejar cualquier error que pueda ocurrir durante la ejecución del programa.<text:line-break/><text:line-break/>Para ello, debes desarrollar una aplicación en Java que cumpla con los siguientes requisitos:<text:line-break/><text:line-break/>1. Utiliza una clase llamada 'Tienda' que contenga los atributos necesarios para almacenar el precio del producto y las unidades vendidas.<text:line-break/><text:line-break/>2. Implementa métodos para establecer y obtener el precio del producto y las unidades vendidas.<text:line-break/><text:line-break/>3. Utiliza estructuras de control de flujo (condicionales y bucles) para validar que los valores ingresados sean correctos. Por ejemplo, asegúrate de que el precio y las unidades sean valores positivos.<text:line-break/><text:line-break/>4. Implementa el cálculo del total de la compra, el total de la compra con IVA y el total de la compra con descuento utilizando métodos y considerando las reglas mencionadas anteriormente.<text:line-break/><text:line-break/>5. Utiliza manejo de excepciones para capturar posibles errores durante la ejecución del programa. Por ejemplo, si el usuario ingresa un valor no numérico, debe mostrarse un mensaje de error y permitirle ingresar nuevamente el valor.<text:line-break/><text:line-break/>6. Muestra los resultados obtenidos en pantalla, incluyendo el total de la compra, el total de la compra con IVA y el total de la compra con descuento.<text:line-break/><text:line-break/>Recuerda organizar tu código de manera clara y legible, utilizando comentarios para explicar el propósito de cada sección. Además, puedes agregar funcionalidades adicionales que consideres relevantes para mejorar la experiencia del usuario, como un menú de opciones o la posibilidad de realizar múltiples compras.</text:span></text:p>
      <text:p text:style-name="P3"><text:span text:style-name="T2"/></text:p>
      <text:p text:style-name="P2"><text:span text:style-name="T2">S</text:span><text:span text:style-name="T1">uerte con eso chaval!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7:27:44.445000000</meta:creation-date>
    <dc:date>2023-07-20T17:34:09.540000000</dc:date>
    <meta:editing-duration>PT6M25S</meta:editing-duration>
    <meta:editing-cycles>1</meta:editing-cycles>
    <meta:document-statistic meta:table-count="0" meta:image-count="0" meta:object-count="0" meta:page-count="1" meta:paragraph-count="3" meta:word-count="293" meta:character-count="1878" meta:non-whitespace-character-count="1580"/>
    <meta:generator>LibreOffice/7.4.6.2$Windows_X86_64 LibreOffice_project/5b1f5509c2decdade7fda905e3e1429a67acd63d</meta:generator>
  </office:meta>
</office:document-meta>
</file>